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d88c8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0d88c8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d88c8" officeooo:paragraph-rsid="000d88c8"/>
    </style:style>
    <style:style style:name="P4" style:family="paragraph" style:parent-style-name="Text_20_body" style:list-style-name="L2">
      <style:text-properties officeooo:rsid="001629ec" officeooo:paragraph-rsid="001629ec"/>
    </style:style>
    <style:style style:name="P5" style:family="paragraph" style:parent-style-name="Text_20_body" style:list-style-name="L2">
      <style:text-properties officeooo:rsid="00121689" officeooo:paragraph-rsid="00121689"/>
    </style:style>
    <style:style style:name="P6" style:family="paragraph" style:parent-style-name="Text_20_body" style:list-style-name="L2">
      <style:text-properties officeooo:rsid="00121689" officeooo:paragraph-rsid="0013192d"/>
    </style:style>
    <style:style style:name="P7" style:family="paragraph" style:parent-style-name="Text_20_body" style:list-style-name="L2">
      <style:text-properties officeooo:rsid="0025d287" officeooo:paragraph-rsid="0025d287"/>
    </style:style>
    <style:style style:name="P8" style:family="paragraph" style:parent-style-name="Text_20_body" style:list-style-name="L2">
      <style:text-properties officeooo:rsid="0013192d" officeooo:paragraph-rsid="0013192d"/>
    </style:style>
    <style:style style:name="P9" style:family="paragraph" style:parent-style-name="Text_20_body" style:list-style-name="L2">
      <style:text-properties officeooo:rsid="001b1947" officeooo:paragraph-rsid="001b1947"/>
    </style:style>
    <style:style style:name="P10" style:family="paragraph" style:parent-style-name="Text_20_body" style:list-style-name="L2">
      <style:text-properties officeooo:rsid="001b1947" officeooo:paragraph-rsid="001a803f"/>
    </style:style>
    <style:style style:name="P11" style:family="paragraph" style:parent-style-name="Text_20_body" style:list-style-name="L2">
      <style:text-properties officeooo:rsid="001891b5" officeooo:paragraph-rsid="001891b5"/>
    </style:style>
    <style:style style:name="P12" style:family="paragraph" style:parent-style-name="Text_20_body" style:list-style-name="L2">
      <style:text-properties officeooo:rsid="001a803f" officeooo:paragraph-rsid="001a803f"/>
    </style:style>
    <style:style style:name="P13" style:family="paragraph" style:parent-style-name="Text_20_body" style:list-style-name="L2">
      <style:text-properties officeooo:rsid="00169e5c" officeooo:paragraph-rsid="00169e5c"/>
    </style:style>
    <style:style style:name="P14" style:family="paragraph" style:parent-style-name="Text_20_body" style:list-style-name="L2">
      <style:text-properties officeooo:rsid="001c6e99" officeooo:paragraph-rsid="001c6e99"/>
    </style:style>
    <style:style style:name="P15" style:family="paragraph" style:parent-style-name="Text_20_body" style:list-style-name="L3">
      <style:text-properties officeooo:rsid="001e9955" officeooo:paragraph-rsid="001e9955"/>
    </style:style>
    <style:style style:name="P16" style:family="paragraph" style:parent-style-name="Text_20_body" style:list-style-name="L3">
      <style:text-properties officeooo:rsid="00204f3c" officeooo:paragraph-rsid="00204f3c"/>
    </style:style>
    <style:style style:name="P17" style:family="paragraph" style:parent-style-name="Text_20_body" style:list-style-name="L3">
      <style:text-properties officeooo:rsid="0022cd14" officeooo:paragraph-rsid="0022cd14"/>
    </style:style>
    <style:style style:name="P18" style:family="paragraph" style:parent-style-name="Text_20_body" style:list-style-name="L3">
      <style:text-properties officeooo:rsid="002221ef" officeooo:paragraph-rsid="002221ef"/>
    </style:style>
    <style:style style:name="P19" style:family="paragraph" style:parent-style-name="Text_20_body" style:list-style-name="L3">
      <style:text-properties officeooo:rsid="0024cafa" officeooo:paragraph-rsid="0024cafa"/>
    </style:style>
    <style:style style:name="P20" style:family="paragraph" style:parent-style-name="Text_20_body" style:list-style-name="L3">
      <style:text-properties officeooo:rsid="0028a1a4" officeooo:paragraph-rsid="0028a1a4"/>
    </style:style>
    <style:style style:name="P21" style:family="paragraph" style:parent-style-name="Text_20_body" style:list-style-name="L3">
      <style:text-properties officeooo:rsid="0029530e" officeooo:paragraph-rsid="0029530e"/>
    </style:style>
    <style:style style:name="P22" style:family="paragraph" style:parent-style-name="Text_20_body" style:list-style-name="L3">
      <style:text-properties officeooo:rsid="002a8b9f" officeooo:paragraph-rsid="002a8b9f"/>
    </style:style>
    <style:style style:name="T1" style:family="text">
      <style:text-properties officeooo:rsid="000be3ba"/>
    </style:style>
    <style:style style:name="T2" style:family="text">
      <style:text-properties officeooo:rsid="000d88c8"/>
    </style:style>
    <style:style style:name="T3" style:family="text">
      <style:text-properties officeooo:rsid="0013192d"/>
    </style:style>
    <style:style style:name="T4" style:family="text">
      <style:text-properties officeooo:rsid="001a803f"/>
    </style:style>
    <style:style style:name="T5" style:family="text">
      <style:text-properties officeooo:rsid="001b1947"/>
    </style:style>
    <style:style style:name="T6" style:family="text">
      <style:text-properties officeooo:rsid="001e9955"/>
    </style:style>
    <style:style style:name="T7" style:family="text">
      <style:text-properties officeooo:rsid="00204f3c"/>
    </style:style>
    <style:style style:name="T8" style:family="text">
      <style:text-properties officeooo:rsid="002221ef"/>
    </style:style>
    <style:style style:name="T9" style:family="text">
      <style:text-properties officeooo:rsid="0024cafa"/>
    </style:style>
    <style:style style:name="T10" style:family="text">
      <style:text-properties officeooo:rsid="0025d287"/>
    </style:style>
    <style:style style:name="T11" style:family="text">
      <style:text-properties officeooo:rsid="002953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lackjack</text:p>
      <text:list xml:id="list2856620590171025022" text:style-name="L1">
        <text:list-item>
          <text:p text:style-name="P2"><text:span text:style-name="T1">Specs: </text:span><text:a xlink:type="simple" xlink:href="https://github.com/Movarrin/WDI_skywalker/blob/master/project_one/blackjack.md"><text:span text:style-name="T1">Link to Specs</text:span></text:a></text:p>
        </text:list-item>
        <text:list-item>
          <text:p text:style-name="P2"><text:a xlink:type="simple" xlink:href="lhttps://github.com/Movarrin/WDI_skywalker/blob/master/project_one/asking_for_help.md"><text:span text:style-name="T2">Asking for Help</text:span></text:a></text:p>
        </text:list-item>
        <text:list-item>
          <text:p text:style-name="P3">directory ~/Blackjack</text:p>
        </text:list-item>
        <text:list-item>
          <text:p text:style-name="P2"><text:a xlink:type="simple" xlink:href="https://github.com/Movarrin/BlackJack"><text:span text:style-name="T2">Project Repository</text:span></text:a></text:p>
        </text:list-item>
        <text:list-item>
          <text:p text:style-name="P2"><text:a xlink:type="simple" xlink:href="https://trello.com/b/oBKgdtsx/blackjack-project"><text:span text:style-name="T10">Trello List</text:span></text:a></text:p>
        </text:list-item>
      </text:list>
      <text:p text:style-name="P1"/>
      <text:p text:style-name="P1"/>
      <text:p text:style-name="P1"/>
      <text:p text:style-name="P1"/>
      <text:h text:style-name="Heading_20_1" text:outline-level="1">Game Flow</text:h>
      <text:h text:style-name="Heading_20_2" text:outline-level="2">Page Load</text:h>
      <text:list xml:id="list1296464083988335824" text:style-name="L2">
        <text:list-item>
          <text:p text:style-name="P4">Page Load</text:p>
          <text:list>
            <text:list-item>
              <text:p text:style-name="P5">make divs</text:p>
            </text:list-item>
            <text:list-item>
              <text:p text:style-name="P5">make start message</text:p>
            </text:list-item>
            <text:list-item>
              <text:p text:style-name="P5">make start button</text:p>
            </text:list-item>
            <text:list-item>
              <text:p text:style-name="P5">add click listener to start button</text:p>
            </text:list-item>
          </text:list>
        </text:list-item>
        <text:list-item>
          <text:p text:style-name="P5">on Start click</text:p>
          <text:list>
            <text:list-item>
              <text:p text:style-name="P5">clear start divs</text:p>
            </text:list-item>
            <text:list-item>
              <text:p text:style-name="P5">2 draw board</text:p>
              <text:list>
                <text:list-item>
                  <text:p text:style-name="P5">dealer message div</text:p>
                </text:list-item>
                <text:list-item>
                  <text:p text:style-name="P5">dealer hand divs</text:p>
                </text:list-item>
                <text:list-item>
                  <text:p text:style-name="P5">player messages div</text:p>
                </text:list-item>
                <text:list-item>
                  <text:p text:style-name="P5">player hand div</text:p>
                </text:list-item>
                <text:list-item>
                  <text:p text:style-name="P5">player insurance div</text:p>
                </text:list-item>
                <text:list-item>
                  <text:p text:style-name="P5">player action <text:span text:style-name="T3">buttons</text:span></text:p>
                  <text:list>
                    <text:list-item>
                      <text:p text:style-name="P5">deal (add button listener)</text:p>
                    </text:list-item>
                    <text:list-item>
                      <text:p text:style-name="P6">hit <text:span text:style-name="T3">(add button listener)</text:span></text:p>
                    </text:list-item>
                    <text:list-item>
                      <text:p text:style-name="P6">stand <text:span text:style-name="T3">(add button listener)</text:span></text:p>
                    </text:list-item>
                    <text:list-item>
                      <text:p text:style-name="P6">insurance </text:p>
                    </text:list-item>
                    <text:list-item>
                      <text:p text:style-name="P7"><text:soft-page-break/>split</text:p>
                    </text:list-item>
                    <text:list-item>
                      <text:p text:style-name="P6">double down <text:span text:style-name="T3">(add button listener)</text:span></text:p>
                    </text:list-item>
                    <text:list-item>
                      <text:p text:style-name="P5">cash in</text:p>
                    </text:list-item>
                    <text:list-item>
                      <text:p text:style-name="P4">cash out</text:p>
                    </text:list-item>
                  </text:list>
                </text:list-item>
              </text:list>
            </text:list-item>
            <text:list-item>
              <text:p text:style-name="P5">create shoe</text:p>
              <text:list>
                <text:list-item>
                  <text:p text:style-name="P5">create deck(s)</text:p>
                </text:list-item>
                <text:list-item>
                  <text:p text:style-name="P5">shuffle deck(2)</text:p>
                </text:list-item>
              </text:list>
            </text:list-item>
            <text:list-item>
              <text:p text:style-name="P5">request cash in</text:p>
              <text:list>
                <text:list-item>
                  <text:p text:style-name="P5">message for money request</text:p>
                </text:list-item>
                <text:list-item>
                  <text:p text:style-name="P5">input to hold money amount (numeric only)</text:p>
                </text:list-item>
                <text:list-item>
                  <text:p text:style-name="P6">cash in button <text:s/><text:span text:style-name="T3">(add button listener)</text:span></text:p>
                  <text:list>
                    <text:list-item>
                      <text:p text:style-name="P8">Upon click add</text:p>
                      <text:list>
                        <text:list-item>
                          <text:p text:style-name="P8">verify money was added</text:p>
                          <text:list>
                            <text:list-item>
                              <text:p text:style-name="P8">accept that money was given</text:p>
                            </text:list-item>
                            <text:list-item>
                              <text:p text:style-name="P8">or alert that input was invalid. </text:p>
                              <text:list>
                                <text:list-item>
                                  <text:p text:style-name="P4">ask for more cash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">remove cash in screen</text:p>
                        </text:list-item>
                        <text:list-item>
                          <text:p text:style-name="P4">present boar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Game play</text:p>
          <text:list>
            <text:list-item>
              <text:p text:style-name="P4">request bet</text:p>
              <text:list>
                <text:list-item>
                  <text:p text:style-name="P4">verify bet was valid</text:p>
                </text:list-item>
                <text:list-item>
                  <text:p text:style-name="P4">or reject and request new bet</text:p>
                </text:list-item>
              </text:list>
            </text:list-item>
            <text:list-item>
              <text:p text:style-name="P4">deal click</text:p>
              <text:list>
                <text:list-item>
                  <text:p text:style-name="P4">deal card</text:p>
                  <text:list>
                    <text:list-item>
                      <text:p text:style-name="P4">player face up</text:p>
                    </text:list-item>
                    <text:list-item>
                      <text:p text:style-name="P4">dealer face down</text:p>
                    </text:list-item>
                    <text:list-item>
                      <text:p text:style-name="P4">player face up</text:p>
                    </text:list-item>
                    <text:list-item>
                      <text:p text:style-name="P4">dealer face</text:p>
                    </text:list-item>
                    <text:list-item>
                      <text:p text:style-name="P9">ignore deal click until hand resolved.</text:p>
                    </text:list-item>
                  </text:list>
                </text:list-item>
              </text:list>
            </text:list-item>
            <text:list-item>
              <text:p text:style-name="P11"><text:soft-page-break/>check <text:s/>for dealer blackjack</text:p>
            </text:list-item>
            <text:list-item>
              <text:p text:style-name="P9">check for player backjack</text:p>
              <text:list>
                <text:list-item>
                  <text:p text:style-name="P9">if both have blackjack, push, re-deal hand</text:p>
                </text:list-item>
              </text:list>
            </text:list-item>
            <text:list-item>
              <text:p text:style-name="P11">ask for insurance if dealer <text:span text:style-name="T4">face-card</text:span> is Ace</text:p>
              <text:list>
                <text:list-item>
                  <text:list>
                    <text:list-item>
                      <text:p text:style-name="P10">insurance button (add button listener)</text:p>
                    </text:list-item>
                    <text:list-item>
                      <text:p text:style-name="P9">if insurance clicked take insurance bet.</text:p>
                    </text:list-item>
                    <text:list-item>
                      <text:p text:style-name="P9">If any other button clicked, turn off button listener. Insurance window is closed.</text:p>
                    </text:list-item>
                  </text:list>
                </text:list-item>
              </text:list>
            </text:list-item>
            <text:list-item>
              <text:p text:style-name="P4">await user input</text:p>
              <text:list>
                <text:list-item>
                  <text:p text:style-name="P4">cash in</text:p>
                  <text:list>
                    <text:list-item>
                      <text:p text:style-name="P4">surface screen to add more money (repeat some get money code)</text:p>
                    </text:list-item>
                    <text:list-item>
                      <text:p text:style-name="P4">cash out</text:p>
                      <text:list>
                        <text:list-item>
                          <text:p text:style-name="P4">determine player winnings. </text:p>
                          <text:list>
                            <text:list-item>
                              <text:p text:style-name="P4">if more than start, congratulate them on leaving up</text:p>
                            </text:list-item>
                            <text:list-item>
                              <text:p text:style-name="P4">if less than or equal to, wish them better luck time.</text:p>
                            </text:list-item>
                            <text:list-item>
                              <text:p text:style-name="P4">clear bank.</text:p>
                            </text:list-item>
                          </text:list>
                        </text:list-item>
                        <text:list-item>
                          <text:p text:style-name="P4">surface good bye message with a new start button.</text:p>
                        </text:list-item>
                      </text:list>
                    </text:list-item>
                    <text:list-item>
                      <text:p text:style-name="P12">Insurance</text:p>
                      <text:list>
                        <text:list-item>
                          <text:p text:style-name="P12">If dealer up card is Ace</text:p>
                          <text:list>
                            <text:list-item>
                              <text:p text:style-name="P12">inquire about insurance <text:span text:style-name="T5">enable button listene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double down</text:p>
                      <text:list>
                        <text:list-item>
                          <text:p text:style-name="P7">verify hand value is 9, 10 or 11.</text:p>
                        </text:list-item>
                        <text:list-item>
                          <text:p text:style-name="P7">double bet value.</text:p>
                        </text:list-item>
                        <text:list-item>
                          <text:p text:style-name="P7">turn off hit button behavior</text:p>
                        </text:list-item>
                      </text:list>
                    </text:list-item>
                    <text:list-item>
                      <text:p text:style-name="P7">split</text:p>
                      <text:list>
                        <text:list-item>
                          <text:p text:style-name="P13">check player cards for match <text:span text:style-name="T5">if so enable double down button listener</text:span></text:p>
                          <text:list>
                            <text:list-item>
                              <text:p text:style-name="P13">await double down bet</text:p>
                            </text:list-item>
                            <text:list-item>
                              <text:p text:style-name="P13">if both same</text:p>
                              <text:list>
                                <text:list-item>
                                  <text:p text:style-name="P13">split into 2 hands</text:p>
                                </text:list-item>
                                <text:list-item>
                                  <text:p text:style-name="P13"><text:soft-page-break/>deal new face up card on each</text:p>
                                </text:list-item>
                                <text:list-item>
                                  <text:p text:style-name="P13">treat each hand as new player but with same bank and same buttons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/><text:span text:style-name="T5">hit</text:span></text:p>
                      <text:list>
                        <text:list-item>
                          <text:p text:style-name="P9">turn off insurance and double down listeners</text:p>
                        </text:list-item>
                        <text:list-item>
                          <text:p text:style-name="P9">deal card to player face up.</text:p>
                        </text:list-item>
                        <text:list-item>
                          <text:p text:style-name="P9">check if bust</text:p>
                        </text:list-item>
                        <text:list-item>
                          <text:p text:style-name="P9">await player input</text:p>
                        </text:list-item>
                      </text:list>
                    </text:list-item>
                    <text:list-item>
                      <text:p text:style-name="P9">Stand</text:p>
                      <text:list>
                        <text:list-item>
                          <text:p text:style-name="P9">ignore button listeners until hand resolved.</text:p>
                        </text:list-item>
                      </text:list>
                    </text:list-item>
                  </text:list>
                </text:list-item>
                <text:list-item>
                  <text:p text:style-name="P14">turn over dealer hold card.</text:p>
                </text:list-item>
                <text:list-item>
                  <text:p text:style-name="P14">check if dealer wins</text:p>
                </text:list-item>
                <text:list-item>
                  <text:p text:style-name="P14">check if dealer busts</text:p>
                </text:list-item>
                <text:list-item>
                  <text:p text:style-name="P14">check if 16 or less</text:p>
                  <text:list>
                    <text:list-item>
                      <text:p text:style-name="P14">deal card to dealer</text:p>
                    </text:list-item>
                    <text:list-item>
                      <text:p text:style-name="P14">go back to check if dealer wins and start again</text:p>
                    </text:list-item>
                  </text:list>
                </text:list-item>
                <text:list-item>
                  <text:p text:style-name="P14">check if deal has 17 or higher.</text:p>
                  <text:list>
                    <text:list-item>
                      <text:p text:style-name="P14">compare dealer total to player total</text:p>
                      <text:list>
                        <text:list-item>
                          <text:p text:style-name="P14">dealer &gt; player </text:p>
                          <text:list>
                            <text:list-item>
                              <text:p text:style-name="P14">subtrace bet and or insurance from bank</text:p>
                            </text:list-item>
                            <text:list-item>
                              <text:p text:style-name="P14">clear bet and insurance</text:p>
                            </text:list-item>
                          </text:list>
                        </text:list-item>
                        <text:list-item>
                          <text:p text:style-name="P14">player &gt; dealer </text:p>
                          <text:list>
                            <text:list-item>
                              <text:p text:style-name="P14">increase player bank by bet + winnings</text:p>
                            </text:list-item>
                            <text:list-item>
                              <text:p text:style-name="P14">clear bet</text:p>
                            </text:list-item>
                          </text:list>
                        </text:list-item>
                        <text:list-item>
                          <text:p text:style-name="P14">push. new han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hand over</text:p>
              <text:list>
                <text:list-item>
                  <text:p text:style-name="P14">disable ins, hit, stand, double down buttons</text:p>
                </text:list-item>
                <text:list-item>
                  <text:p text:style-name="P14">enable deal button</text:p>
                </text:list-item>
                <text:list-item>
                  <text:p text:style-name="P14">clear cards</text:p>
                </text:list-item>
                <text:list-item>
                  <text:p text:style-name="P14"><text:soft-page-break/>clear bet</text:p>
                </text:list-item>
                <text:list-item>
                  <text:p text:style-name="P14">await player inpu<text:span text:style-name="T6">t</text:span></text:p>
                </text:list-item>
              </text:list>
            </text:list-item>
          </text:list>
        </text:list-item>
      </text:list>
      <text:h text:style-name="Heading_20_2" text:outline-level="2">Game Objects</text:h>
      <text:list xml:id="list3258499666618123230" text:style-name="L3">
        <text:list-item>
          <text:p text:style-name="P15">card object</text:p>
          <text:list>
            <text:list-item>
              <text:p text:style-name="P15">has value: 2 thru ace</text:p>
            </text:list-item>
            <text:list-item>
              <text:p text:style-name="P15">has state: face up or face down</text:p>
            </text:list-item>
            <text:list-item>
              <text:p text:style-name="P15">has face: picture shown when face up</text:p>
            </text:list-item>
            <text:list-item>
              <text:p text:style-name="P15">has behavior: show face</text:p>
            </text:list-item>
            <text:list-item>
              <text:p text:style-name="P16">has card render</text:p>
            </text:list-item>
            <text:list-item>
              <text:p text:style-name="P22">has suit value</text:p>
            </text:list-item>
            <text:list-item>
              <text:p text:style-name="P22">has getValue behavior</text:p>
            </text:list-item>
          </text:list>
        </text:list-item>
        <text:list-item>
          <text:p text:style-name="P15">deck object</text:p>
          <text:list>
            <text:list-item>
              <text:p text:style-name="P15">has array of card objects</text:p>
            </text:list-item>
          </text:list>
        </text:list-item>
        <text:list-item>
          <text:p text:style-name="P15">shoe object</text:p>
          <text:list>
            <text:list-item>
              <text:p text:style-name="P15">has array of decks</text:p>
            </text:list-item>
            <text:list-item>
              <text:p text:style-name="P15">has <text:span text:style-name="T7">shuffle</text:span> behavior</text:p>
            </text:list-item>
            <text:list-item>
              <text:p text:style-name="P16">has add deck behavior</text:p>
            </text:list-item>
            <text:list-item>
              <text:p text:style-name="P16">has check for out of cards behavior</text:p>
            </text:list-item>
          </text:list>
        </text:list-item>
        <text:list-item>
          <text:p text:style-name="P16">hand object</text:p>
          <text:list>
            <text:list-item>
              <text:p text:style-name="P16">has array of card objects</text:p>
            </text:list-item>
            <text:list-item>
              <text:p text:style-name="P17">has total value</text:p>
            </text:list-item>
            <text:list-item>
              <text:p text:style-name="P16">has hand render</text:p>
            </text:list-item>
          </text:list>
        </text:list-item>
        <text:list-item>
          <text:p text:style-name="P16">player object</text:p>
          <text:list>
            <text:list-item>
              <text:p text:style-name="P16">has array of hand objects</text:p>
            </text:list-item>
            <text:list-item>
              <text:p text:style-name="P16">has bank</text:p>
            </text:list-item>
            <text:list-item>
              <text:p text:style-name="P16">has bet</text:p>
            </text:list-item>
            <text:list-item>
              <text:p text:style-name="P16">has insurance</text:p>
            </text:list-item>
            <text:list-item>
              <text:p text:style-name="P16">has hit behavior</text:p>
            </text:list-item>
            <text:list-item>
              <text:p text:style-name="P16"><text:soft-page-break/>has cash in behavior</text:p>
            </text:list-item>
            <text:list-item>
              <text:p text:style-name="P16">has cash out behavior</text:p>
            </text:list-item>
            <text:list-item>
              <text:p text:style-name="P16">has insurance behavior</text:p>
            </text:list-item>
            <text:list-item>
              <text:p text:style-name="P16">has bet behavior</text:p>
            </text:list-item>
            <text:list-item>
              <text:p text:style-name="P16">has double down behavior</text:p>
            </text:list-item>
            <text:list-item>
              <text:p text:style-name="P16">has stand behavior</text:p>
            </text:list-item>
            <text:list-item>
              <text:p text:style-name="P16">has deal behavior</text:p>
            </text:list-item>
            <text:list-item>
              <text:p text:style-name="P17">has player render behavior</text:p>
            </text:list-item>
            <text:list-item>
              <text:p text:style-name="P20">has split behavior</text:p>
            </text:list-item>
          </text:list>
        </text:list-item>
        <text:list-item>
          <text:p text:style-name="P16">dealer object</text:p>
          <text:list>
            <text:list-item>
              <text:p text:style-name="P16">has hand</text:p>
            </text:list-item>
            <text:list-item>
              <text:p text:style-name="P16">has deal behavior</text:p>
            </text:list-item>
            <text:list-item>
              <text:p text:style-name="P16">has ask insurance behavior</text:p>
            </text:list-item>
            <text:list-item>
              <text:p text:style-name="P16">has double down <text:span text:style-name="T8">behavior</text:span></text:p>
            </text:list-item>
            <text:list-item>
              <text:p text:style-name="P18">has blackjack check behavior</text:p>
            </text:list-item>
            <text:list-item>
              <text:p text:style-name="P18">has dealer blackjack behavior</text:p>
            </text:list-item>
            <text:list-item>
              <text:p text:style-name="P18">has push behavior</text:p>
            </text:list-item>
            <text:list-item>
              <text:p text:style-name="P18">has check for win behavior</text:p>
            </text:list-item>
            <text:list-item>
              <text:p text:style-name="P17">has dealer render behavior</text:p>
            </text:list-item>
          </text:list>
        </text:list-item>
        <text:list-item>
          <text:p text:style-name="P17">game object</text:p>
          <text:list>
            <text:list-item>
              <text:p text:style-name="P17">has player object</text:p>
            </text:list-item>
            <text:list-item>
              <text:p text:style-name="P17">has dealer object</text:p>
            </text:list-item>
            <text:list-item>
              <text:p text:style-name="P17">has <text:span text:style-name="T11">handIsOver</text:span> behavior</text:p>
            </text:list-item>
            <text:list-item>
              <text:p text:style-name="P17">has dealer render behavior</text:p>
            </text:list-item>
            <text:list-item>
              <text:p text:style-name="P17">has player render behavior</text:p>
            </text:list-item>
            <text:list-item>
              <text:p text:style-name="P17">has dealer message behavior</text:p>
            </text:list-item>
            <text:list-item>
              <text:p text:style-name="P17">has player message behavior</text:p>
            </text:list-item>
            <text:list-item>
              <text:p text:style-name="P17">has cash in behavior</text:p>
            </text:list-item>
            <text:list-item>
              <text:p text:style-name="P17">has start behavior</text:p>
            </text:list-item>
            <text:list-item>
              <text:p text:style-name="P17"><text:soft-page-break/>has cash out behavior</text:p>
            </text:list-item>
            <text:list-item>
              <text:p text:style-name="P21">has game render behavior</text:p>
            </text:list-item>
            <text:list-item>
              <text:p text:style-name="P17">has game render behavio<text:span text:style-name="T9">r</text:span></text:p>
            </text:list-item>
            <text:list-item>
              <text:p text:style-name="P19">has win behavior</text:p>
            </text:list-item>
            <text:list-item>
              <text:p text:style-name="P19">has lose behavio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0:09:16.219022363</meta:creation-date>
    <meta:editing-duration>PT4H2M51S</meta:editing-duration>
    <meta:editing-cycles>20</meta:editing-cycles>
    <meta:generator>LibreOffice/4.2.8.2$Linux_X86_64 LibreOffice_project/420m0$Build-2</meta:generator>
    <dc:date>2015-06-24T15:21:35.630571074</dc:date>
    <meta:document-statistic meta:table-count="0" meta:image-count="0" meta:object-count="0" meta:page-count="7" meta:paragraph-count="173" meta:word-count="846" meta:character-count="4157" meta:non-whitespace-character-count="3645"/>
  </office:meta>
</office:document-meta>
</file>